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include &lt;unordered_map&gt;</text:p>
      <text:p text:style-name="P1">class Solution {</text:p>
      <text:p text:style-name="P1">public:</text:p>
      <text:p text:style-name="P1"><text:s text:c="4"/>int majorityElement(vector&lt;int&gt; &amp;num) {</text:p>
      <text:p text:style-name="P1"><text:s text:c="4"/>unordered_map &lt;int,int&gt; count;</text:p>
      <text:p text:style-name="P1"><text:s text:c="4"/>int size = num.size();</text:p>
      <text:p text:style-name="P1"><text:s text:c="4"/>int res = 0;</text:p>
      <text:p text:style-name="P1"><text:s text:c="4"/>if(size ==1)</text:p>
      <text:p text:style-name="P1"><text:s text:c="8"/>return num[0]; </text:p>
      <text:p text:style-name="P1"><text:s text:c="4"/>else{ <text:s text:c="3"/></text:p>
      <text:p text:style-name="P1"><text:s text:c="4"/>for(int i =0; i&lt;size; i++){</text:p>
      <text:p text:style-name="P1"><text:s text:c="8"/>auto search = count.find(num[i]);</text:p>
      <text:p text:style-name="P1"><text:s text:c="8"/>if (search == count.end()){</text:p>
      <text:p text:style-name="P1"><text:s text:c="12"/>count.insert (make_pair&lt;int,int&gt;((int)num[i],1));</text:p>
      <text:p text:style-name="P1"><text:s text:c="12"/>cout&lt;&lt;"inserted"&lt;&lt;num[i]&lt;&lt;endl;</text:p>
      <text:p text:style-name="P1"><text:s text:c="8"/>}</text:p>
      <text:p text:style-name="P1"><text:s text:c="8"/>else {</text:p>
      <text:p text:style-name="P1"><text:s text:c="12"/>(search-&gt;second)++;</text:p>
      <text:p text:style-name="P1"><text:s text:c="12"/>if (search-&gt;second &gt; size/2)</text:p>
      <text:p text:style-name="P1"><text:s text:c="12"/>{</text:p>
      <text:p text:style-name="P1"><text:s text:c="16"/>res = search-&gt;first;</text:p>
      <text:p text:style-name="P1"><text:s text:c="16"/>break;</text:p>
      <text:p text:style-name="P1"><text:s text:c="12"/>}</text:p>
      <text:p text:style-name="P1"><text:s text:c="8"/>}</text:p>
      <text:p text:style-name="P1"><text:s text:c="4"/>}</text:p>
      <text:p text:style-name="P1"><text:s text:c="4"/>}</text:p>
      <text:p text:style-name="P1"><text:s text:c="4"/></text:p>
      <text:p text:style-name="P1"><text:s text:c="4"/>return res;</text:p>
      <text:p text:style-name="P1"/>
      <text:p text:style-name="P1"><text:s text:c="4"/>}</text:p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